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1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VELA REATEGUI WELLINGTON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PECUARIA MESONES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6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VELA REATEGUI WELLINGTO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MESONES PEREZ JIMMY POOL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92</text:p>
          </table:table-cell>
        </table:table-row>
        <table:table-row>
          <table:table-cell table:style-name="Tabla1.A2" office:value-type="float" office:value="0">
            <text:p text:style-name="P7">GALLINAS BB</text:p>
          </table:table-cell>
          <table:table-cell table:style-name="Tabla1.B2" office:value-type="string">
            <text:p text:style-name="P9">Cant.Cajas: <text:span text:style-name="T11">9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ACL-115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4:3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6:0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6T15:00:3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